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Template.getAccessControl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LTemplate.addEntry( Principal principal , Privilege [ ] privileges , boolean is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matches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matchesNodePath( String jc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addEntry( Principal principal , Privilege [ ] privileges , boolean isAllow , Map restric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LTemplate.ACLTemplate( Principal principal , NodeImpl ac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removeAccessControlEntry( AccessControlEntry 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LTemplate.ACLTemplate( Principal principal , String path , NodeImpl acNode , NamePathResolver resolv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CLTemplate.ACLTemplate( Principal principal , String path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checkValidEnt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ry.Entry( Principal principal , Privilege [ ] privileges , boolean allow , Map restri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LTemplate.addAccessControlEntry( Principal principal , Privilege [ ] 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matches( String jc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